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20.705cm" fo:min-width="37.981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87cm" fo:min-width="24.189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481cm" svg:height="20.955cm" svg:x="-0.524cm" svg:y="-0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1.658cm" svg:y="2.3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86cm" svg:y="2.3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4.911cm" svg:y="5.0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94cm" svg:y="14.1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1.664cm" svg:y="14.1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05cm" svg:y="10.0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0.969cm" svg:y="9.5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811cm" svg:y="14.6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74cm" svg:y="3.1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1.812cm" svg:y="3.1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5cm" svg:height="3.819cm" svg:x="16.39cm" svg:y="9.4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209cm" svg:height="2.04cm" svg:x="5.852cm" svg:y="12.716cm">
          <text:list text:style-name="L3">
            <text:list-header>
              <text:p text:style-name="P4"><text:span text:style-name="T1">1. </text:span><text:span text:style-name="T3">POST</text:span><text:span text:style-name="T1">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379cm" svg:height="0.854cm" svg:x="26.873cm" svg:y="13.934cm">
          <text:list text:style-name="L3">
            <text:list-header>
              <text:p text:style-name="P4"><text:span text:style-name="T1">7. </text:span><text:span text:style-name="T3">GET</text:span><text:span text:style-name="T1">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185cm" svg:y="9.5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7.911cm" svg:y="11.6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2.946cm" svg:y="14.6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13cm" svg:y1="14.844cm" svg:x2="22.946cm" svg:y2="15.153cm" draw:start-shape="id1" draw:start-glue-point="9" draw:end-shape="id2" draw:end-glue-point="5" svg:d="M14513 14844l8433 309" svg:viewBox="0 0 8434 310">
          <text:p/>
        </draw:connector>
        <draw:connector draw:style-name="gr19" draw:text-style-name="P18" draw:layer="layout" draw:type="line" svg:x1="24.648cm" svg:y1="14.996cm" svg:x2="31.817cm" svg:y2="15.144cm" draw:start-shape="id2" draw:start-glue-point="1" draw:end-shape="id3" draw:end-glue-point="7" svg:d="M24648 14996l7169 148" svg:viewBox="0 0 7170 149">
          <text:p/>
        </draw:connector>
        <draw:connector draw:style-name="gr20" draw:text-style-name="P18" draw:layer="layout" draw:type="line" svg:x1="21.312cm" svg:y1="13.157cm" svg:x2="14.513cm" svg:y2="14.844cm" draw:start-shape="id4" draw:start-glue-point="3" draw:end-shape="id1" draw:end-glue-point="9" svg:d="M21312 13157l-6799 1687" svg:viewBox="0 0 6800 1688">
          <text:p/>
        </draw:connector>
        <draw:custom-shape draw:style-name="gr21" draw:text-style-name="P19" draw:layer="layout" svg:width="9.436cm" svg:height="1.334cm" svg:x="13.816cm" svg:y="6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6.53cm" svg:height="0.854cm" svg:x="15.585cm" svg:y="7.178cm">
          <text:list text:style-name="L3">
            <text:list-item>
              <text:p text:style-name="P9"><text:span text:style-name="T1">DPoP-based 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25.408cm" svg:height="1.435cm" svg:x="6.072cm" svg:y="3.155cm">
          <text:p/>
          <draw:enhanced-geometry svg:viewBox="0 0 21600 21600" draw:text-areas="0 ?f0 ?f5 ?f2" draw:type="right-arrow" draw:modifiers="20406.9193144311 5259.88023952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8.482cm" svg:height="0.854cm" svg:x="14.453cm" svg:y="3.443cm">
          <text:list text:style-name="L3">
            <text:list-header>
              <text:p text:style-name="P4"><text:span text:style-name="T1">DKIM or DPoP-based authentic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801cm" svg:y="18.1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17cm" svg:y1="14.845cm" svg:x2="24.648cm" svg:y2="14.996cm" draw:start-shape="id3" draw:start-glue-point="6" draw:end-shape="id2" draw:end-glue-point="1" svg:d="M31817 14845l-7169 151" svg:viewBox="0 0 7170 152">
          <text:p/>
        </draw:connector>
        <draw:custom-shape draw:style-name="gr27" draw:text-style-name="P22" xml:id="id4" draw:id="id4" draw:layer="layout" svg:width="1.702cm" svg:height="0.61cm" svg:x="21.312cm" svg:y="12.8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9.523cm" svg:height="0.854cm" svg:x="18.701cm" svg:y="18.098cm">
          <text:list text:style-name="L3">
            <text:list-item>
              <text:p text:style-name="P9"><text:span text:style-name="T1">Message Submission Agent</text:span><text:span text:style-name="T1"><text:tab/>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9.549cm" svg:height="0.854cm" svg:x="18.716cm" svg:y="17.42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717cm" svg:y="5.6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72cm" svg:y="5.6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68cm" svg:y1="14.687cm" svg:x2="1.568cm" svg:y2="6.245cm" draw:start-shape="id5" draw:start-glue-point="0" draw:end-shape="id6" draw:end-glue-point="2" svg:d="M1568 14687v-8442" svg:viewBox="0 0 1 8443">
          <text:p/>
        </draw:connector>
        <draw:custom-shape draw:style-name="gr33" draw:text-style-name="P22" xml:id="id8" draw:id="id8" draw:layer="layout" svg:width="1.702cm" svg:height="0.61cm" svg:x="24.597cm" svg:y="12.8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0.865cm" svg:y="16.7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0.865cm" svg:y="17.7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7.961cm" svg:height="0.854cm" svg:x="1.764cm" svg:y="16.736cm">
          <text:list text:style-name="L3">
            <text:list-item>
              <text:p text:style-name="P24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5" draw:layer="layout" svg:width="8.016cm" svg:height="0.854cm" svg:x="1.764cm" svg:y="17.658cm">
          <text:list text:style-name="L3">
            <text:list-item>
              <text:p text:style-name="P24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7" draw:layer="layout" svg:width="1.713cm" svg:height="0.854cm" svg:x="12.757cm" svg:y="8.6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7" draw:layer="layout" svg:width="2.894cm" svg:height="0.854cm" svg:x="22.369cm" svg:y="8.6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9.46cm" svg:height="0.854cm" svg:x="18.701cm" svg:y="18.748cm">
          <text:list text:style-name="L3">
            <text:list-item>
              <text:p text:style-name="P9"><text:span text:style-name="T1">Message Transfer Agent</text:span><text:span text:style-name="T1"><text:tab/>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722cm" svg:y1="14.843cm" svg:x2="12.811cm" svg:y2="14.996cm" draw:start-shape="id7" draw:start-glue-point="11" draw:end-shape="id1" draw:end-glue-point="3" svg:d="M5722 14843l7089 153" svg:viewBox="0 0 7090 154">
          <text:p/>
        </draw:connector>
        <draw:connector draw:style-name="gr42" draw:text-style-name="P21" draw:layer="layout" draw:type="line" svg:x1="12.811cm" svg:y1="14.996cm" svg:x2="5.722cm" svg:y2="15.132cm" draw:start-shape="id1" draw:start-glue-point="3" draw:end-shape="id7" draw:end-glue-point="10" svg:d="M12811 14996l-7089 136" svg:viewBox="0 0 7090 137">
          <text:p/>
        </draw:connector>
        <draw:custom-shape draw:style-name="gr43" draw:text-style-name="P14" draw:layer="layout" svg:width="4.953cm" svg:height="1.48cm" svg:x="11.114cm" svg:y="10.3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339cm" svg:y="10.3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9" draw:id="id9" draw:layer="layout" svg:width="0.711cm" svg:height="2.184cm" svg:x="23.451cm" svg:y="12.061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597cm" svg:y1="13.165cm" svg:x2="24.162cm" svg:y2="13.153cm" draw:start-shape="id8" draw:start-glue-point="3" draw:end-shape="id9" draw:end-glue-point="1" svg:d="M24597 13165l-435-12" svg:viewBox="0 0 436 13">
          <text:p/>
        </draw:connector>
        <draw:connector draw:style-name="gr46" draw:text-style-name="P21" draw:layer="layout" draw:type="line" svg:x1="23.451cm" svg:y1="13.153cm" svg:x2="23.014cm" svg:y2="13.157cm" draw:start-shape="id9" draw:start-glue-point="3" draw:end-shape="id4" draw:end-glue-point="1" svg:d="M23451 13153l-437 4" svg:viewBox="0 0 438 5">
          <text:p/>
        </draw:connector>
        <draw:custom-shape draw:style-name="gr47" draw:text-style-name="P30" xml:id="id10" draw:id="id10" draw:layer="layout" svg:width="0.711cm" svg:height="2.184cm" svg:x="2.826cm" svg:y="4.8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419cm" svg:y1="5.94cm" svg:x2="2.826cm" svg:y2="5.938cm" draw:start-shape="id6" draw:start-glue-point="1" draw:end-shape="id10" draw:end-glue-point="3" svg:d="M2419 5940l407-2" svg:viewBox="0 0 408 3">
          <text:p/>
        </draw:connector>
        <draw:connector draw:style-name="gr46" draw:text-style-name="P21" draw:layer="layout" draw:type="line" svg:x1="3.537cm" svg:y1="5.938cm" svg:x2="3.972cm" svg:y2="5.926cm" draw:start-shape="id10" draw:start-glue-point="1" draw:end-shape="id11" draw:end-glue-point="3" svg:d="M3537 5938l435-12" svg:viewBox="0 0 436 13">
          <text:p/>
        </draw:connector>
        <draw:custom-shape draw:style-name="gr48" draw:text-style-name="P23" xml:id="id12" draw:id="id12" draw:layer="layout" svg:width="1.702cm" svg:height="0.61cm" svg:x="31.795cm" svg:y="5.6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061cm" svg:y="5.6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xml:id="id13" draw:id="id13" draw:layer="layout" svg:width="0.711cm" svg:height="2.184cm" svg:x="33.904cm" svg:y="4.8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497cm" svg:y1="5.94cm" svg:x2="33.904cm" svg:y2="5.938cm" draw:start-shape="id12" draw:start-glue-point="1" draw:end-shape="id13" draw:end-glue-point="3" svg:d="M33497 5940l407-2" svg:viewBox="0 0 408 3">
          <text:p/>
        </draw:connector>
        <draw:connector draw:style-name="gr46" draw:text-style-name="P21" draw:layer="layout" draw:type="line" svg:x1="34.615cm" svg:y1="5.938cm" svg:x2="35.061cm" svg:y2="5.926cm" draw:start-shape="id13" draw:start-glue-point="1" draw:end-shape="id14" draw:end-glue-point="3" svg:d="M34615 5938l446-12" svg:viewBox="0 0 447 13">
          <text:p/>
        </draw:connector>
        <draw:connector draw:style-name="gr42" draw:text-style-name="P21" draw:layer="layout" draw:type="line" svg:x1="5.674cm" svg:y1="5.926cm" svg:x2="31.795cm" svg:y2="5.94cm" draw:start-shape="id11" draw:start-glue-point="1" draw:end-shape="id12" draw:end-glue-point="3" svg:d="M5674 5926l26121 14" svg:viewBox="0 0 26122 15">
          <text:p/>
        </draw:connector>
        <draw:custom-shape draw:style-name="gr51" draw:text-style-name="P31" xml:id="id5" draw:id="id5" draw:layer="layout" svg:width="1.702cm" svg:height="0.61cm" svg:x="0.717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1" xml:id="id7" draw:id="id7" draw:layer="layout" svg:width="1.702cm" svg:height="0.61cm" svg:x="4.023cm" svg:y="14.6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12cm" svg:y1="6.231cm" svg:x2="26.299cm" svg:y2="13.165cm" draw:start-shape="id14" draw:start-glue-point="2" draw:end-shape="id8" draw:end-glue-point="1" svg:d="M35912 6231v6934h-9613" svg:viewBox="0 0 9614 6935">
          <text:p/>
        </draw:connector>
        <draw:custom-shape draw:style-name="gr53" draw:text-style-name="P31" xml:id="id3" draw:id="id3" draw:layer="layout" svg:width="1.702cm" svg:height="0.61cm" svg:x="31.817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9.329cm" svg:height="0.854cm" svg:x="18.716cm" svg:y="16.73cm">
          <text:list text:style-name="L3">
            <text:list-header>
              <text:p text:style-name="P4"><text:span text:style-name="T1">Identity &amp; Access Management</text:span><text:span text:style-name="T1"><text:tab/></text:span><text:span text:style-name="T1">(IAM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10.601cm" svg:y="18.099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10.616cm" svg:y="17.43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7.026cm" svg:height="0.854cm" svg:x="10.601cm" svg:y="18.749cm">
          <text:list text:style-name="L3">
            <text:list-item>
              <text:p text:style-name="P9"><text:span text:style-name="T2">x – mailbox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5" draw:layer="layout" svg:width="6.75cm" svg:height="0.854cm" svg:x="10.616cm" svg:y="16.731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32" draw:layer="layout" svg:width="5.258cm" svg:height="1.601cm" svg:x="16.19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draw:layer="layout" svg:width="8.279cm" svg:height="0.854cm" svg:x="28.817cm" svg:y="16.7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7.868cm" svg:height="0.854cm" svg:x="28.801cm" svg:y="18.799cm">
          <text:list text:style-name="L3">
            <text:list-item>
              <text:p text:style-name="P9"><text:span text:style-name="T1">Resource Server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10" draw:layer="layout" svg:width="8.143cm" svg:height="0.854cm" svg:x="28.816cm" svg:y="17.4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20.0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06T04:40:33.355235534</dc:date>
    <dc:creator>Igor Zboran</dc:creator>
    <meta:editing-duration>P2DT1H20M45S</meta:editing-duration>
    <meta:editing-cycles>401</meta:editing-cycles>
    <meta:generator>LibreOffice/24.2.4.2$Linux_X86_64 LibreOffice_project/d29029bfb700ea4a272da1366c5f5e7c14e351b5</meta:generator>
    <meta:document-statistic meta:object-count="69"/>
  </office:meta>
</office:document-meta>
</file>